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b5a" officeooo:paragraph-rsid="0007eb5a"/>
    </style:style>
    <style:style style:name="P2" style:family="paragraph" style:parent-style-name="Standard">
      <style:text-properties officeooo:paragraph-rsid="0007eb5a"/>
    </style:style>
    <style:style style:name="P3" style:family="paragraph" style:parent-style-name="Standard">
      <style:text-properties officeooo:rsid="000f4fae" officeooo:paragraph-rsid="000f4fae"/>
    </style:style>
    <style:style style:name="P4" style:family="paragraph" style:parent-style-name="Standard" style:list-style-name="L1">
      <style:text-properties officeooo:paragraph-rsid="0007eb5a"/>
    </style:style>
    <style:style style:name="T1" style:family="text">
      <style:text-properties officeooo:rsid="0007eb5a"/>
    </style:style>
    <style:style style:name="T2" style:family="text">
      <style:text-properties style:text-position="super 58%"/>
    </style:style>
    <style:style style:name="T3" style:family="text">
      <style:text-properties officeooo:rsid="0009b0cb"/>
    </style:style>
    <style:style style:name="T4" style:family="text">
      <style:text-properties officeooo:rsid="000b72c2"/>
    </style:style>
    <style:style style:name="T5" style:family="text">
      <style:text-properties officeooo:rsid="000d31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used – June 26<text:span text:style-name="T2">th</text:span></text:p>
      <text:list xml:id="list783824758" text:style-name="L1">
        <text:list-item>
          <text:p text:style-name="P4"><text:a xlink:type="simple" xlink:href="https://martinxpn.medium.com/multithreading-in-python-68-100-days-of-python-2491e43383e0" text:style-name="Internet_20_link" text:visited-style-name="Visited_20_Internet_20_Link"><text:span text:style-name="T1">Multithreading</text:span></text:a></text:p>
        </text:list-item>
        <text:list-item>
          <text:p text:style-name="P4"><text:a xlink:type="simple" xlink:href="https://superfastpython.com/multiprocessing-pipe-in-python/" text:style-name="Internet_20_link" text:visited-style-name="Visited_20_Internet_20_Link"><text:span text:style-name="T3">Pipe for sending and receiving data</text:span></text:a></text:p>
        </text:list-item>
        <text:list-item>
          <text:p text:style-name="P4"><text:a xlink:type="simple" xlink:href="https://superfastpython.com/multiprocessing-queue-in-python/" text:style-name="Internet_20_link" text:visited-style-name="Visited_20_Internet_20_Link"><text:span text:style-name="T4">Queues for sending and receiving data</text:span></text:a></text:p>
        </text:list-item>
        <text:list-item>
          <text:p text:style-name="P4"><text:a xlink:type="simple" xlink:href="https://radimrehurek.com/gensim/auto_examples/tutorials/run_word2vec.html#sphx-glr-auto-examples-tutorials-run-word2vec-py" text:style-name="Internet_20_link" text:visited-style-name="Visited_20_Internet_20_Link"><text:span text:style-name="T5">Word2Vec</text:span></text:a></text:p>
        </text:list-item>
        <text:list-item>
          <text:p text:style-name="P4"><text:a xlink:type="simple" xlink:href="https://stackoverflow.com/questions/62469183/multithreading-inside-multiprocessing-in-python" text:style-name="Internet_20_link" text:visited-style-name="Visited_20_Internet_20_Link">https://stackoverflow.com/questions/62469183/multithreading-inside-multiprocessing-in-python</text:a></text:p>
        </text:list-item>
        <text:list-item>
          <text:p text:style-name="P4"><text:a xlink:type="simple" xlink:href="https://www.kaggle.com/code/hammuneer/urdu-text-sa-using-urduhack-tf-idf-word2vec" text:style-name="Internet_20_link" text:visited-style-name="Visited_20_Internet_20_Link">https://www.kaggle.com/code/hammuneer/urdu-text-sa-using-urduhack-tf-idf-word2vec</text:a></text:p>
        </text:list-item>
      </text:list>
      <text:p text:style-name="P2"/>
      <text:p text:style-name="P3">Links – 27<text:span text:style-name="T2">th</text:span> June</text:p>
      <text:p text:style-name="P3"><text:tab/>1. <text:a xlink:type="simple" xlink:href="https://stanfordnlp.github.io/stanza/" text:style-name="Internet_20_link" text:visited-style-name="Visited_20_Internet_20_Link">https://stanfordnlp.github.io/stanza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3:05:01.721870587</meta:creation-date>
    <dc:date>2024-06-28T12:57:17.358052250</dc:date>
    <meta:editing-duration>PT3H35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1" meta:character-count="360" meta:non-whitespace-character-count="340"/>
  </office:meta>
</office:document-meta>
</file>